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Code" svg:font-family="'Fira Code'"/>
    <style:font-face style:name="apple-system" svg:font-family="apple-system, BlinkMacSystemFont, 'Segoe WPC', 'Segoe UI', HelveticaNeue-Light, Ubuntu, 'Droid Sans', sans-serif"/>
    <style:font-face style:name="FreeSans1" svg:font-family="FreeSans" style:font-family-generic="swiss"/>
    <style:font-face style:name="Fira Code2" svg:font-family="'Fira Code'" style:font-pitch="fixed"/>
    <style:font-face style:name="Fira Code1" svg:font-family="'Fira Code'"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608b4e" style:font-name="Fira Code1" fo:font-size="10pt" fo:font-weight="normal" officeooo:rsid="0024bce0" officeooo:paragraph-rsid="0024bce0" fo:background-color="#1e1e1e"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font-size="28pt" officeooo:rsid="001d7159" officeooo:paragraph-rsid="001d7159" style:font-size-asian="28pt" style:font-size-complex="28pt"/>
    </style:style>
    <style:style style:name="P3" style:family="paragraph" style:parent-style-name="Standard">
      <style:paragraph-properties fo:text-align="center" style:justify-single-word="false"/>
      <style:text-properties fo:font-size="32pt" officeooo:rsid="001d7159" officeooo:paragraph-rsid="001d7159" style:font-size-asian="32pt" style:font-size-complex="32pt"/>
    </style:style>
    <style:style style:name="P4" style:family="paragraph" style:parent-style-name="Standard">
      <style:paragraph-properties fo:text-align="center" style:justify-single-word="false"/>
      <style:text-properties fo:font-size="20pt" fo:font-weight="bold" officeooo:rsid="001d7159" officeooo:paragraph-rsid="00200cd8" style:font-size-asian="17.5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normal" officeooo:rsid="0020b48d" officeooo:paragraph-rsid="00212693"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6pt" fo:font-weight="bold" officeooo:rsid="001d7159" officeooo:paragraph-rsid="001d7159"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officeooo:rsid="001d7159" officeooo:paragraph-rsid="001d7159" style:font-size-asian="14pt" style:font-weight-asian="normal" style:font-size-complex="16pt" style:font-weight-complex="normal"/>
    </style:style>
    <style:style style:name="P8" style:family="paragraph" style:parent-style-name="Standard" style:list-style-name="L1">
      <style:paragraph-properties fo:text-align="start" style:justify-single-word="false"/>
      <style:text-properties fo:font-size="16pt" fo:font-weight="normal" officeooo:rsid="001d7159" officeooo:paragraph-rsid="001d7159"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4pt" fo:font-weight="normal" officeooo:rsid="001d7159" officeooo:paragraph-rsid="001d7159"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ef573" officeooo:paragraph-rsid="001ef573"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20b48d" officeooo:paragraph-rsid="0020b48d"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0b48d" officeooo:paragraph-rsid="00212693"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0b48d" officeooo:paragraph-rsid="0022de6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24ac8" officeooo:paragraph-rsid="00224ac8"/>
    </style:style>
    <style:style style:name="P15" style:family="paragraph" style:parent-style-name="Standard" style:list-style-name="L2">
      <style:paragraph-properties fo:text-align="start" style:justify-single-word="false"/>
      <style:text-properties fo:font-size="14pt" fo:font-weight="normal" officeooo:rsid="0022de66" officeooo:paragraph-rsid="0022de66"/>
    </style:style>
    <style:style style:name="P16" style:family="paragraph" style:parent-style-name="Standard">
      <style:paragraph-properties fo:text-align="start" style:justify-single-word="false"/>
      <style:text-properties fo:font-size="14pt" fo:font-weight="normal" officeooo:rsid="0024bce0" officeooo:paragraph-rsid="0024bce0"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Fira Code1" fo:font-size="10pt" fo:font-weight="normal" officeooo:rsid="001d7159" officeooo:paragraph-rsid="001d7159"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Fira Code1" fo:font-size="10pt" fo:font-weight="normal" officeooo:rsid="001d7159" officeooo:paragraph-rsid="001ef573" style:font-size-asian="10pt" style:font-weight-asian="normal" style:font-size-complex="10pt" style:font-weight-complex="normal"/>
    </style:style>
    <style:style style:name="P19" style:family="paragraph" style:parent-style-name="Standard">
      <style:paragraph-properties style:line-height-at-least="0.503cm"/>
      <style:text-properties style:font-name="Fira Code1" fo:font-size="10pt" style:font-size-asian="10pt" style:font-size-complex="10pt"/>
    </style:style>
    <style:style style:name="P20" style:family="paragraph" style:parent-style-name="Standard">
      <style:paragraph-properties fo:text-align="start" style:justify-single-word="false"/>
      <style:text-properties fo:color="#000000" style:font-name="Fira Code" fo:font-size="10.5pt" fo:font-weight="normal" officeooo:rsid="0020b48d" officeooo:paragraph-rsid="0020b48d" fo:background-color="transparent" style:font-size-asian="14pt" style:font-weight-asian="normal" style:font-size-complex="14pt" style:font-weight-complex="normal"/>
    </style:style>
    <style:style style:name="P21" style:family="paragraph" style:parent-style-name="Standard">
      <style:paragraph-properties style:line-height-at-least="0.503cm"/>
      <style:text-properties fo:color="#000000" style:font-name="Fira Code" fo:font-size="10.5pt" fo:font-weight="normal" fo:background-color="transparent"/>
    </style:style>
    <style:style style:name="P22" style:family="paragraph" style:parent-style-name="Standard">
      <style:paragraph-properties style:line-height-at-least="0.503cm"/>
      <style:text-properties fo:color="#000000" style:font-name="Fira Code" fo:font-size="10.5pt" fo:font-style="normal" fo:font-weight="normal" fo:background-color="transparent" style:font-style-asian="normal" style:font-style-complex="normal"/>
    </style:style>
    <style:style style:name="P23" style:family="paragraph" style:parent-style-name="Standard">
      <style:paragraph-properties style:line-height-at-least="0.503cm"/>
      <style:text-properties fo:color="#000000" style:font-name="Fira Code" fo:font-size="10.5pt" fo:font-style="normal" fo:font-weight="normal" officeooo:paragraph-rsid="00212693" fo:background-color="transparent" style:font-style-asian="normal" style:font-style-complex="normal"/>
    </style:style>
    <style:style style:name="P24" style:family="paragraph" style:parent-style-name="Standard">
      <style:paragraph-properties fo:text-align="start" style:justify-single-word="false"/>
      <style:text-properties fo:color="#000000" style:font-name="Fira Code" fo:font-size="10pt" fo:font-weight="normal" officeooo:rsid="0020b48d" officeooo:paragraph-rsid="00212693" fo:background-color="transparent"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style:font-name="Fira Code" fo:font-size="10pt" fo:font-weight="normal" officeooo:rsid="0020b48d" officeooo:paragraph-rsid="0022de66" fo:background-color="transparent" style:font-size-asian="10pt" style:font-weight-asian="normal" style:font-size-complex="10pt" style:font-weight-complex="normal"/>
    </style:style>
    <style:style style:name="P26" style:family="paragraph" style:parent-style-name="Standard">
      <style:paragraph-properties style:line-height-at-least="0.503cm"/>
      <style:text-properties fo:color="#000000" style:font-name="Fira Code" fo:font-size="10pt" fo:font-weight="normal" fo:background-color="transparent" style:font-size-asian="10pt" style:font-size-complex="10pt"/>
    </style:style>
    <style:style style:name="P27" style:family="paragraph" style:parent-style-name="Standard">
      <style:paragraph-properties fo:text-align="start" style:justify-single-word="false"/>
      <style:text-properties fo:color="#000000" style:font-name="Fira Code" fo:font-size="10pt" fo:font-weight="normal" officeooo:rsid="00224ac8" officeooo:paragraph-rsid="00224ac8" fo:background-color="transparent" style:font-size-asian="10pt" style:font-size-complex="10pt"/>
    </style:style>
    <style:style style:name="P28" style:family="paragraph" style:parent-style-name="Standard">
      <style:paragraph-properties style:line-height-at-least="0.503cm" fo:text-align="start" style:justify-single-word="false"/>
      <style:text-properties fo:color="#000000" style:font-name="Fira Code" fo:font-size="10pt" fo:font-weight="normal" officeooo:rsid="00224ac8" officeooo:paragraph-rsid="0022de66" fo:background-color="transparent" style:font-size-asian="10pt" style:font-size-complex="10pt"/>
    </style:style>
    <style:style style:name="P29" style:family="paragraph" style:parent-style-name="Standard">
      <style:paragraph-properties style:line-height-at-least="0.503cm"/>
      <style:text-properties fo:color="#000000" fo:background-color="transparent"/>
    </style:style>
    <style:style style:name="P30" style:family="paragraph" style:parent-style-name="Standard">
      <style:paragraph-properties style:line-height-at-least="0.503cm"/>
      <style:text-properties fo:color="#000000" fo:font-size="10pt" fo:background-color="transparent" style:font-size-asian="10pt" style:font-size-complex="10pt"/>
    </style:style>
    <style:style style:name="P31" style:family="paragraph" style:parent-style-name="Standard">
      <style:paragraph-properties fo:text-align="start" style:justify-single-word="false"/>
      <style:text-properties fo:color="#000000" style:font-name="Fira Code1" fo:font-size="14pt" fo:font-weight="normal" officeooo:rsid="0024bce0" officeooo:paragraph-rsid="0024bce0" fo:background-color="transparent"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color="#000000" style:font-name="Fira Code1" fo:font-size="14pt" fo:font-weight="normal" officeooo:rsid="0024bce0" officeooo:paragraph-rsid="00263416" fo:background-color="transparent"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color="#000000" style:font-name="Fira Code1" fo:font-size="14pt" fo:font-weight="normal" officeooo:rsid="0027c3ed" officeooo:paragraph-rsid="0027c3ed" fo:background-color="transparent"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color="#000000" style:font-name="Fira Code1" fo:font-size="14pt" fo:font-weight="normal" officeooo:rsid="0027c3ed" officeooo:paragraph-rsid="0028b329" fo:background-color="transparent"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color="#000000" style:font-name="Fira Code1" fo:font-size="14pt" fo:font-weight="normal" officeooo:rsid="0028b329" officeooo:paragraph-rsid="0028b329" fo:background-color="transparent"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color="#000000" style:font-name="Fira Code1" fo:font-size="14pt" fo:font-weight="normal" officeooo:rsid="002a07db" officeooo:paragraph-rsid="002a07db" fo:background-color="transparent"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color="#000000" style:font-name="Fira Code1" fo:font-size="14pt" fo:font-weight="normal" officeooo:rsid="002a89c2" officeooo:paragraph-rsid="002a89c2" fo:background-color="transparent"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color="#000000" style:font-name="Fira Code1" fo:font-size="14pt" fo:font-weight="normal" officeooo:rsid="002a89c2" officeooo:paragraph-rsid="002d22cb" fo:background-color="transparent"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color="#000000" style:font-name="Fira Code1" fo:font-size="14pt" fo:font-weight="normal" officeooo:rsid="002d22cb" officeooo:paragraph-rsid="002d22cb" fo:background-color="transparent" style:font-size-asian="12.25pt" style:font-weight-asian="normal" style:font-size-complex="14pt" style:font-weight-complex="normal"/>
    </style:style>
    <style:style style:name="P40" style:family="paragraph" style:parent-style-name="Standard" style:list-style-name="L3">
      <style:paragraph-properties fo:text-align="start" style:justify-single-word="false"/>
      <style:text-properties fo:color="#000000" style:font-name="Fira Code1" fo:font-size="14pt" fo:font-weight="bold" officeooo:rsid="002a07db" officeooo:paragraph-rsid="002a07db" fo:background-color="transparent" style:font-size-asian="12.25pt" style:font-weight-asian="bold" style:font-size-complex="14pt" style:font-weight-complex="bold"/>
    </style:style>
    <style:style style:name="P41" style:family="paragraph" style:parent-style-name="Standard" style:list-style-name="L3">
      <style:paragraph-properties fo:text-align="start" style:justify-single-word="false"/>
      <style:text-properties fo:color="#000000" style:font-name="Fira Code1" fo:font-size="14pt" fo:font-weight="bold" officeooo:paragraph-rsid="002a89c2" fo:background-color="transparent" style:font-size-asian="12.25pt" style:font-size-complex="14pt"/>
    </style:style>
    <style:style style:name="P42" style:family="paragraph" style:parent-style-name="Standard">
      <style:paragraph-properties style:line-height-at-least="0.503cm"/>
      <style:text-properties fo:color="#000000" style:font-name="Fira Code1" fo:font-size="10pt" fo:font-weight="normal" fo:background-color="transparent" style:font-size-asian="10pt" style:font-size-complex="10pt"/>
    </style:style>
    <style:style style:name="P43" style:family="paragraph" style:parent-style-name="Standard">
      <style:paragraph-properties fo:text-align="start" style:justify-single-word="false"/>
      <style:text-properties fo:color="#000000" style:font-name="Fira Code1" fo:font-size="10pt" fo:font-weight="normal" officeooo:rsid="0024bce0" officeooo:paragraph-rsid="0024bce0" fo:background-color="transparent" style:font-size-asian="10pt" style:font-weight-asian="normal" style:font-size-complex="10pt" style:font-weight-complex="normal"/>
    </style:style>
    <style:style style:name="P44" style:family="paragraph" style:parent-style-name="Standard">
      <style:paragraph-properties style:line-height-at-least="0.503cm"/>
      <style:text-properties fo:color="#000000" style:font-name="Fira Code1" fo:font-size="10pt" fo:background-color="transparent" style:font-size-asian="10pt" style:font-size-complex="10pt"/>
    </style:style>
    <style:style style:name="P45" style:family="paragraph" style:parent-style-name="Standard">
      <style:paragraph-properties fo:text-align="start" style:justify-single-word="false"/>
      <style:text-properties fo:color="#000000" style:font-name="Fira Code2" fo:font-size="10pt" fo:font-weight="normal" officeooo:rsid="0027c3ed" officeooo:paragraph-rsid="0027c3ed" fo:background-color="transparent"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Fira Code2" fo:font-size="10pt" fo:font-weight="normal" officeooo:rsid="0028b329" officeooo:paragraph-rsid="0028b329" fo:background-color="transparent"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style:font-name="Fira Code2" fo:font-size="10pt" fo:font-weight="normal" officeooo:rsid="002a89c2" officeooo:paragraph-rsid="002d22cb" fo:background-color="transparent" style:font-size-asian="10pt" style:font-weight-asian="normal" style:font-size-complex="10pt" style:font-weight-complex="normal"/>
    </style:style>
    <style:style style:name="P48" style:family="paragraph" style:parent-style-name="Standard">
      <style:paragraph-properties style:line-height-at-least="0.503cm"/>
      <style:text-properties fo:color="#000000" style:font-name="Fira Code2" fo:font-size="10pt" fo:font-weight="normal" fo:background-color="transparent" style:font-size-asian="10pt" style:font-size-complex="10pt"/>
    </style:style>
    <style:style style:name="P49" style:family="paragraph" style:parent-style-name="Standard">
      <style:paragraph-properties style:line-height-at-least="0.503cm"/>
      <style:text-properties fo:color="#000000" style:font-name="Fira Code2" fo:font-size="10pt" fo:font-weight="normal" officeooo:paragraph-rsid="0028b329" fo:background-color="transparent" style:font-size-asian="10pt" style:font-size-complex="10pt"/>
    </style:style>
    <style:style style:name="P50" style:family="paragraph" style:parent-style-name="Standard">
      <style:paragraph-properties style:line-height-at-least="0.503cm"/>
      <style:text-properties fo:color="#000000" style:font-name="Fira Code2" fo:font-size="10pt" fo:background-color="transparent" style:font-size-asian="10pt" style:font-size-complex="10pt"/>
    </style:style>
    <style:style style:name="P51" style:family="paragraph" style:parent-style-name="Standard">
      <style:paragraph-properties fo:text-align="center" style:justify-single-word="false" fo:break-before="page"/>
      <style:text-properties fo:font-size="20pt" fo:font-weight="bold" officeooo:rsid="001d7159" officeooo:paragraph-rsid="001d7159" style:font-size-asian="17.5pt" style:font-weight-asian="bold" style:font-size-complex="20pt" style:font-weight-complex="bold"/>
    </style:style>
    <style:style style:name="P52" style:family="paragraph" style:parent-style-name="Standard">
      <style:paragraph-properties fo:text-align="center" style:justify-single-word="false" fo:break-before="page"/>
      <style:text-properties fo:font-size="20pt" fo:font-weight="bold" officeooo:paragraph-rsid="00200cd8"/>
    </style:style>
    <style:style style:name="P53" style:family="paragraph" style:parent-style-name="Standard">
      <style:paragraph-properties fo:text-align="center" style:justify-single-word="false" fo:break-before="page"/>
      <style:text-properties fo:font-size="20pt" fo:font-weight="bold" officeooo:paragraph-rsid="00212693"/>
    </style:style>
    <style:style style:name="P54" style:family="paragraph" style:parent-style-name="Standard" style:list-style-name="L2">
      <style:paragraph-properties fo:text-align="center" style:justify-single-word="false" fo:break-before="page"/>
      <style:text-properties fo:font-size="20pt" fo:font-weight="bold" officeooo:rsid="0022de66" officeooo:paragraph-rsid="00240828"/>
    </style:style>
    <style:style style:name="P55" style:family="paragraph" style:parent-style-name="Standard">
      <style:paragraph-properties fo:text-align="start" style:justify-single-word="false" fo:break-before="page"/>
      <style:text-properties fo:font-size="14pt" fo:font-weight="normal" officeooo:rsid="001d7159" officeooo:paragraph-rsid="001d7159" style:font-size-asian="14pt" style:font-weight-asian="normal" style:font-size-complex="14pt" style:font-weight-complex="normal"/>
    </style:style>
    <style:style style:name="P56" style:family="paragraph" style:parent-style-name="Standard">
      <style:paragraph-properties style:line-height-at-least="0.503cm" fo:break-before="page"/>
      <style:text-properties fo:color="#000000" style:font-name="Fira Code1" fo:font-size="10pt" fo:background-color="transparent" style:font-size-asian="10pt" style:font-size-complex="10pt"/>
    </style:style>
    <style:style style:name="P57" style:family="paragraph" style:parent-style-name="Standard" style:list-style-name="L2">
      <style:paragraph-properties fo:text-align="center" style:justify-single-word="false" fo:break-before="page"/>
      <style:text-properties fo:color="#000000" style:font-name="Fira Code1" fo:font-size="20pt" fo:font-weight="bold" officeooo:rsid="0022de66" officeooo:paragraph-rsid="0027c3ed" fo:background-color="transparent" style:font-size-asian="12.25pt" style:font-weight-asian="normal" style:font-size-complex="14pt" style:font-weight-complex="normal"/>
    </style:style>
    <style:style style:name="P58" style:family="paragraph" style:parent-style-name="Standard" style:list-style-name="L3">
      <style:paragraph-properties fo:text-align="center" style:justify-single-word="false" fo:break-before="page"/>
      <style:text-properties fo:color="#000000" style:font-name="Fira Code1" fo:font-size="20pt" fo:font-weight="bold" officeooo:rsid="0022de66" officeooo:paragraph-rsid="002a89c2" fo:background-color="transparent" style:font-size-asian="12.25pt" style:font-weight-asian="bold" style:font-size-complex="14pt" style:font-weight-complex="bold"/>
    </style:style>
    <style:style style:name="P59" style:family="paragraph" style:parent-style-name="Standard">
      <style:paragraph-properties fo:margin-top="0cm" fo:margin-bottom="0.499cm" loext:contextual-spacing="false" style:line-height-at-least="0.503cm"/>
      <style:text-properties fo:color="#000000" style:font-name="Fira Code1" fo:font-size="10pt" fo:background-color="transparent" style:font-size-asian="10pt" style:font-size-complex="10pt"/>
    </style:style>
    <style:style style:name="P60" style:family="paragraph" style:parent-style-name="Standard">
      <style:paragraph-properties fo:margin-left="1.251cm" fo:margin-right="0cm" style:line-height-at-least="0.503cm" fo:text-indent="0cm" style:auto-text-indent="false"/>
      <style:text-properties fo:color="#000000" style:font-name="Fira Code" fo:font-size="10.5pt" fo:font-weight="normal" fo:background-color="transparent"/>
    </style:style>
    <style:style style:name="P61" style:family="paragraph" style:parent-style-name="Standard">
      <style:paragraph-properties fo:margin-left="1.251cm" fo:margin-right="0cm" style:line-height-at-least="0.503cm" fo:text-indent="0cm" style:auto-text-indent="false"/>
      <style:text-properties fo:color="#000000" style:font-name="Fira Code1" fo:font-size="10pt" fo:font-weight="normal" fo:background-color="transparent" style:font-size-asian="10pt" style:font-size-complex="10pt"/>
    </style:style>
    <style:style style:name="P62" style:family="paragraph" style:parent-style-name="Standard">
      <style:paragraph-properties fo:margin-left="2.501cm" fo:margin-right="0cm" style:line-height-at-least="0.503cm" fo:text-indent="0cm" style:auto-text-indent="false"/>
      <style:text-properties fo:color="#000000" style:font-name="Fira Code1" fo:font-size="10pt" fo:font-weight="normal" fo:background-color="transparent" style:font-size-asian="10pt" style:font-size-complex="10pt"/>
    </style:style>
    <style:style style:name="P63" style:family="paragraph" style:parent-style-name="Standard">
      <style:paragraph-properties fo:margin-left="3.752cm" fo:margin-right="0cm" style:line-height-at-least="0.503cm" fo:text-indent="0cm" style:auto-text-indent="false"/>
      <style:text-properties fo:color="#000000" style:font-name="Fira Code1" fo:font-size="10pt" fo:font-weight="normal" fo:background-color="transparent" style:font-size-asian="10pt" style:font-size-complex="10pt"/>
    </style:style>
    <style:style style:name="T1" style:family="text">
      <style:text-properties fo:font-weight="normal"/>
    </style:style>
    <style:style style:name="T2" style:family="text">
      <style:text-properties fo:font-variant="normal" fo:text-transform="none" fo:color="#d4d4d4" style:font-name="apple-system" fo:letter-spacing="normal" fo:font-style="normal"/>
    </style:style>
    <style:style style:name="T3" style:family="text">
      <style:text-properties fo:font-variant="normal" fo:text-transform="none" fo:color="#000000" style:font-name="Liberation Serif" fo:letter-spacing="normal" fo:font-style="normal"/>
    </style:style>
    <style:style style:name="T4" style:family="text">
      <style:text-properties fo:font-variant="normal" fo:text-transform="none" fo:color="#000000" style:font-name="Liberation Serif" fo:letter-spacing="normal" fo:font-style="normal" fo:font-weight="bold" style:font-weight-asian="bold" style:font-weight-complex="bold"/>
    </style:style>
    <style:style style:name="T5" style:family="text">
      <style:text-properties fo:color="#000000" style:font-name="Liberation Serif" fo:background-color="transparent" loext:char-shading-value="0" style:font-size-asian="20pt" style:font-weight-asian="bold" style:font-size-complex="20pt" style:font-weight-complex="bold"/>
    </style:style>
    <style:style style:name="T6" style:family="text">
      <style:text-properties fo:color="#000000" style:font-name="Liberation Serif" officeooo:rsid="00212693" fo:background-color="transparent" loext:char-shading-value="0" style:font-size-asian="20pt" style:font-weight-asian="bold" style:font-size-complex="20pt" style:font-weight-complex="bold"/>
    </style:style>
    <style:style style:name="T7" style:family="text">
      <style:text-properties fo:color="#000000" style:font-name="Liberation Serif" officeooo:rsid="00240828" fo:background-color="transparent" loext:char-shading-value="0" style:font-size-asian="20pt" style:font-weight-asian="bold" style:font-size-complex="20pt" style:font-weight-complex="bold"/>
    </style:style>
    <style:style style:name="T8" style:family="text">
      <style:text-properties fo:color="#000000" style:font-name="Liberation Serif" officeooo:rsid="00212693" fo:background-color="transparent" loext:char-shading-value="0" style:font-size-asian="20pt" style:font-size-complex="20pt"/>
    </style:style>
    <style:style style:name="T9" style:family="text">
      <style:text-properties fo:color="#000000" style:font-name="Liberation Serif" officeooo:rsid="00240828" fo:background-color="transparent" loext:char-shading-value="0"/>
    </style:style>
    <style:style style:name="T10" style:family="text">
      <style:text-properties fo:color="#000000" style:font-name="Liberation Serif" fo:background-color="transparent" loext:char-shading-value="0"/>
    </style:style>
    <style:style style:name="T11" style:family="text">
      <style:text-properties fo:color="#000000"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officeooo:rsid="001ef573" style:font-weight-asian="bold" style:font-weight-complex="bold"/>
    </style:style>
    <style:style style:name="T14" style:family="text">
      <style:text-properties fo:font-weight="bold" officeooo:rsid="00212693" style:font-weight-asian="bold" style:font-weight-complex="bold"/>
    </style:style>
    <style:style style:name="T15" style:family="text">
      <style:text-properties fo:font-weight="bold" officeooo:rsid="00224ac8" style:font-weight-asian="bold" style:font-weight-complex="bold"/>
    </style:style>
    <style:style style:name="T16" style:family="text">
      <style:text-properties fo:font-weight="bold" officeooo:rsid="0024bce0" style:font-weight-asian="bold" style:font-weight-complex="bold"/>
    </style:style>
    <style:style style:name="T17" style:family="text">
      <style:text-properties fo:font-weight="bold" style:font-size-asian="14pt" style:font-weight-asian="bold" style:font-size-complex="14pt" style:font-weight-complex="bold"/>
    </style:style>
    <style:style style:name="T18" style:family="text">
      <style:text-properties style:font-name="Liberation Serif"/>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0263416" style:font-weight-asian="bold" style:font-weight-complex="bold"/>
    </style:style>
    <style:style style:name="T21" style:family="text">
      <style:text-properties style:font-name="Liberation Serif" officeooo:rsid="00263416"/>
    </style:style>
    <style:style style:name="T22" style:family="text">
      <style:text-properties style:font-name="Liberation Serif" officeooo:rsid="0027c3ed"/>
    </style:style>
    <style:style style:name="T23" style:family="text">
      <style:text-properties style:font-name="Liberation Serif" officeooo:rsid="001d7159" style:font-size-asian="17.5pt" style:font-weight-asian="bold" style:font-size-complex="20pt" style:font-weight-complex="bold"/>
    </style:style>
    <style:style style:name="T24" style:family="text">
      <style:text-properties style:font-name="Liberation Serif" officeooo:rsid="00200cd8" style:font-size-asian="17.5pt" style:font-weight-asian="bold" style:font-size-complex="20pt" style:font-weight-complex="bold"/>
    </style:style>
    <style:style style:name="T25" style:family="text">
      <style:text-properties style:font-name="Liberation Serif" officeooo:rsid="00240828" style:font-size-asian="17.5pt" style:font-weight-asian="bold" style:font-size-complex="20pt" style:font-weight-complex="bold"/>
    </style:style>
    <style:style style:name="T26" style:family="text">
      <style:text-properties style:font-name="Liberation Serif" officeooo:rsid="001d7159" style:font-size-asian="17.5pt" style:font-size-complex="20pt"/>
    </style:style>
    <style:style style:name="T27" style:family="text">
      <style:text-properties style:font-name="Liberation Serif" officeooo:rsid="00200cd8" style:font-size-asian="17.5pt" style:font-size-complex="20pt"/>
    </style:style>
    <style:style style:name="T28" style:family="text">
      <style:text-properties style:font-name="Liberation Serif" officeooo:rsid="00240828" style:font-size-asian="17.5pt" style:font-size-complex="20pt"/>
    </style:style>
    <style:style style:name="T29" style:family="text">
      <style:text-properties style:font-name="Liberation Serif" officeooo:rsid="0027c3ed" style:font-size-asian="20pt" style:font-weight-asian="bold" style:font-size-complex="20pt" style:font-weight-complex="bold"/>
    </style:style>
    <style:style style:name="T30" style:family="text">
      <style:text-properties style:font-name="Liberation Serif" officeooo:rsid="002a89c2" style:font-size-asian="20pt" style:font-size-complex="20pt"/>
    </style:style>
    <style:style style:name="T31" style:family="text">
      <style:text-properties style:font-name="Liberation Serif" officeooo:rsid="002a07db" style:font-weight-asian="bold" style:font-weight-complex="bold"/>
    </style:style>
    <style:style style:name="T32" style:family="text">
      <style:text-properties style:font-name="Liberation Serif" fo:font-weight="normal" style:font-weight-asian="normal" style:font-weight-complex="normal"/>
    </style:style>
    <style:style style:name="T33" style:family="text">
      <style:text-properties style:font-name="Liberation Serif" fo:font-weight="normal" officeooo:rsid="002a07db" style:font-weight-asian="normal" style:font-weight-complex="normal"/>
    </style:style>
    <style:style style:name="T34" style:family="text">
      <style:text-properties style:font-name="Liberation Serif" officeooo:rsid="002d22cb"/>
    </style:style>
    <style:style style:name="T35" style:family="text">
      <style:text-properties officeooo:rsid="001ef573"/>
    </style:style>
    <style:style style:name="T36" style:family="text">
      <style:text-properties officeooo:rsid="00200cd8"/>
    </style:style>
    <style:style style:name="T37" style:family="text">
      <style:text-properties officeooo:rsid="001d7159" style:font-size-asian="17.5pt" style:font-weight-asian="bold" style:font-size-complex="20pt" style:font-weight-complex="bold"/>
    </style:style>
    <style:style style:name="T38" style:family="text">
      <style:text-properties officeooo:rsid="00200cd8" style:font-size-asian="17.5pt" style:font-weight-asian="bold" style:font-size-complex="20pt" style:font-weight-complex="bold"/>
    </style:style>
    <style:style style:name="T39" style:family="text">
      <style:text-properties officeooo:rsid="00212693" style:font-size-asian="17.5pt" style:font-weight-asian="bold" style:font-size-complex="20pt" style:font-weight-complex="bold"/>
    </style:style>
    <style:style style:name="T40" style:family="text">
      <style:text-properties officeooo:rsid="00240828" style:font-size-asian="17.5pt" style:font-weight-asian="bold" style:font-size-complex="20pt" style:font-weight-complex="bold"/>
    </style:style>
    <style:style style:name="T41" style:family="text">
      <style:text-properties style:font-name="Fira Code1" fo:font-size="10pt" style:font-size-asian="10pt" style:font-size-complex="10pt"/>
    </style:style>
    <style:style style:name="T42" style:family="text">
      <style:text-properties style:font-name="Fira Code1" fo:font-size="10pt" fo:font-weight="bold" style:font-size-asian="10pt" style:font-weight-asian="bold" style:font-size-complex="10pt" style:font-weight-complex="bold"/>
    </style:style>
    <style:style style:name="T43" style:family="text">
      <style:text-properties officeooo:rsid="0020b48d"/>
    </style:style>
    <style:style style:name="T44" style:family="text">
      <style:text-properties style:font-name="Fira Code" fo:font-size="10.5pt" fo:font-weight="normal"/>
    </style:style>
    <style:style style:name="T45" style:family="text">
      <style:text-properties style:font-name="Fira Code" fo:font-size="10.5pt" fo:font-weight="normal" officeooo:rsid="0020b48d"/>
    </style:style>
    <style:style style:name="T46" style:family="text">
      <style:text-properties style:font-name="Fira Code" fo:font-weight="normal"/>
    </style:style>
    <style:style style:name="T47" style:family="text">
      <style:text-properties officeooo:rsid="00212693"/>
    </style:style>
    <style:style style:name="T48" style:family="text">
      <style:text-properties officeooo:rsid="00224ac8"/>
    </style:style>
    <style:style style:name="T49" style:family="text">
      <style:text-properties style:font-size-asian="14pt" style:font-weight-asian="normal" style:font-size-complex="14pt" style:font-weight-complex="normal"/>
    </style:style>
    <style:style style:name="T50" style:family="text">
      <style:text-properties officeooo:rsid="00212693" style:font-size-asian="14pt" style:font-weight-asian="normal" style:font-size-complex="14pt" style:font-weight-complex="normal"/>
    </style:style>
    <style:style style:name="T51" style:family="text">
      <style:text-properties officeooo:rsid="0022de66" style:font-size-asian="14pt" style:font-weight-asian="normal" style:font-size-complex="14pt" style:font-weight-complex="normal"/>
    </style:style>
    <style:style style:name="T52" style:family="text">
      <style:text-properties officeooo:rsid="0022de66"/>
    </style:style>
    <style:style style:name="T53" style:family="text">
      <style:text-properties officeooo:rsid="0022de66" style:font-weight-asian="normal" style:font-weight-complex="normal"/>
    </style:style>
    <style:style style:name="T54" style:family="text">
      <style:text-properties officeooo:rsid="00263416"/>
    </style:style>
    <style:style style:name="T55" style:family="text">
      <style:text-properties officeooo:rsid="002d22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3">ES6 VS ES5</text:p>
      <text:p text:style-name="P3">Learnings</text:p>
      <text:p text:style-name="P51">Lec<text:span text:style-name="T36">ture</text:span> 1: <text:span text:style-name="T2"><text:s/></text:span><text:span text:style-name="T3">let and const</text:span></text:p>
      <text:p text:style-name="P7"><text:span text:style-name="T3"/></text:p>
      <text:p text:style-name="P7"><text:span text:style-name="T3">There are three major differences between ES5’s </text:span><text:span text:style-name="T4">var</text:span><text:span text:style-name="T3"> and ES6’s </text:span><text:span text:style-name="T4">let </text:span><text:span text:style-name="T3">&amp;</text:span><text:span text:style-name="T4"> const.</text:span></text:p>
      <text:p text:style-name="P7"><text:span text:style-name="T4"/></text:p>
      <text:list xml:id="list1293698918" text:style-name="L1">
        <text:list-item>
          <text:p text:style-name="P8"><text:span text:style-name="T3">The major difference is that var declares a function scope variable and let and const declares a block scope variable</text:span></text:p>
        </text:list-item>
        <text:list-item>
          <text:p text:style-name="P8"><text:span text:style-name="T3">In var, if you use a variable without declaring then it assign </text:span><text:span text:style-name="T4">undefined </text:span><text:span text:style-name="T3">to that variable where in let &amp; const it throws an </text:span><text:span text:style-name="T4">error.</text:span></text:p>
        </text:list-item>
        <text:list-item>
          <text:p text:style-name="P8"><text:span text:style-name="T3">You can change the value of a variable defined by var but in const that is not possible.</text:span></text:p>
        </text:list-item>
      </text:list>
      <text:p text:style-name="P7"><text:span text:style-name="T3"/></text:p>
      <text:p text:style-name="P6"><text:span text:style-name="T3">Examples:</text:span></text:p>
      <text:p text:style-name="P6"><text:span text:style-name="T3"/></text:p>
      <text:p text:style-name="P17">//<text:span text:style-name="T12">ES5</text:span></text:p>
      <text:p text:style-name="P17">var name5 = 'Jane Smith';</text:p>
      <text:p text:style-name="P17">var age5 = 23;</text:p>
      <text:p text:style-name="P17">name5 = 'Jane Miller';</text:p>
      <text:p text:style-name="P18">console.log(name5); <text:s/></text:p>
      <text:p text:style-name="P18">//<text:span text:style-name="T35">Output: Jane Miller</text:span></text:p>
      <text:p text:style-name="P17"/>
      <text:p text:style-name="P17">//<text:span text:style-name="T12">ES6</text:span></text:p>
      <text:p text:style-name="P17">const name6 = 'Jane Smith';</text:p>
      <text:p text:style-name="P17">let age6 = 23;</text:p>
      <text:p text:style-name="P17">name6 = 'Jane Miller';</text:p>
      <text:p text:style-name="P17">console.log(name6);</text:p>
      <text:p text:style-name="P17">//<text:span text:style-name="T35">Error</text:span></text:p>
      <text:p text:style-name="P17"/>
      <text:p text:style-name="P17">//<text:span text:style-name="T12">ES5</text:span></text:p>
      <text:p text:style-name="P17">function driversLicence5(passedTest) { <text:s/></text:p>
      <text:p text:style-name="P17"><text:s text:c="4"/>if (passedTest) {</text:p>
      <text:p text:style-name="P17"><text:s text:c="8"/>console.log(firstName);</text:p>
      <text:p text:style-name="P17"><text:s text:c="8"/>var firstName = 'John';</text:p>
      <text:p text:style-name="P17"><text:s text:c="8"/>var yearOfBirth = 1990;</text:p>
      <text:p text:style-name="P17"><text:s text:c="4"/>}</text:p>
      <text:p text:style-name="P17"><text:s text:c="5"/>console.log(firstName + ', born in ' + yearOfBirth + ', is now officially allowed to <text:tab/>drive a car.');</text:p>
      <text:p text:style-name="P17">}</text:p>
      <text:p text:style-name="P17"/>
      <text:p text:style-name="P17">driversLicence5(true);</text:p>
      <text:p text:style-name="P17">// <text:span text:style-name="T35">Output: John born in 1990 is now officially allowed to drive a car.</text:span></text:p>
      <text:p text:style-name="P17"/>
      <text:p text:style-name="P10">NOTES: if we write the same code with using let and const then this will throw an error as the scope of firstname and yearOfBirth variable then will be limited to the if block only. So to make this code work we have to write like below.</text:p>
      <text:p text:style-name="P55"><text:span text:style-name="T41">//</text:span><text:span text:style-name="T42">ES6</text:span></text:p>
      <text:p text:style-name="P17">function driversLicence6(passedTest) {</text:p>
      <text:p text:style-name="P17"><text:s text:c="4"/>//console.log(firstName);</text:p>
      <text:p text:style-name="P17"><text:s text:c="4"/>let firstName;</text:p>
      <text:p text:style-name="P17"><text:s text:c="4"/>const yearOfBirth = 1990;</text:p>
      <text:p text:style-name="P17"><text:s text:c="4"/></text:p>
      <text:p text:style-name="P17"><text:s text:c="4"/>if (passedTest) {</text:p>
      <text:p text:style-name="P17"><text:s text:c="8"/>firstName = 'John';</text:p>
      <text:p text:style-name="P17"><text:s text:c="4"/>} </text:p>
      <text:p text:style-name="P17"><text:s text:c="4"/>console.log(firstName + ', born in ' + yearOfBirth + ', is now officially allowed to drive a car.');</text:p>
      <text:p text:style-name="P17">}</text:p>
      <text:p text:style-name="P17">driversLicence6(true);</text:p>
      <text:p text:style-name="P17"/>
      <text:p text:style-name="P17"/>
      <text:p text:style-name="P17">//<text:span text:style-name="T13">ES5</text:span></text:p>
      <text:p text:style-name="P17">var i = 23;</text:p>
      <text:p text:style-name="P17">for (var i = 0; i &lt; 5; i++) {</text:p>
      <text:p text:style-name="P17"><text:s text:c="4"/>console.log(i);</text:p>
      <text:p text:style-name="P17">}</text:p>
      <text:p text:style-name="P17">console.log(i);<text:tab/></text:p>
      <text:p text:style-name="P17">// <text:span text:style-name="T35">Output: 0 1 2 3 4 5</text:span></text:p>
      <text:p text:style-name="P17"/>
      <text:p text:style-name="P17"/>
      <text:p text:style-name="P17">//<text:span text:style-name="T13">ES6</text:span></text:p>
      <text:p text:style-name="P18"><text:span text:style-name="T35">let</text:span> i = 23;</text:p>
      <text:p text:style-name="P18">for (<text:span text:style-name="T35">let</text:span> i = 0; i &lt; 5; i++) {</text:p>
      <text:p text:style-name="P18"><text:s text:c="4"/>console.log(i);</text:p>
      <text:p text:style-name="P18">}</text:p>
      <text:p text:style-name="P18">console.log(i);</text:p>
      <text:p text:style-name="P17">//<text:span text:style-name="T35">Output: SyntaxError: Identifier 'i' has already been declared</text:span></text:p>
      <text:p text:style-name="P52"><text:span text:style-name="T37">Lec</text:span><text:span text:style-name="T38">ture</text:span><text:span text:style-name="T37"> </text:span><text:span text:style-name="T38">2</text:span><text:span text:style-name="T37">: </text:span><text:span text:style-name="T5">Blocks and IIFEs</text:span></text:p>
      <text:p text:style-name="P4"/>
      <text:p text:style-name="P9"/>
      <text:p text:style-name="P11">In ES5 you need an IIFE to create private variables but in ES6 variables declared using let and const are not accessible outside of a block. Let’s see this by an example.</text:p>
      <text:p text:style-name="P11"/>
      <text:p text:style-name="P20">//<text:span text:style-name="T12">ES6</text:span></text:p>
      <text:p text:style-name="P21">{</text:p>
      <text:p text:style-name="P60">const a = 1;</text:p>
      <text:p text:style-name="P60">let b = 2;</text:p>
      <text:p text:style-name="P60">var c = 3;</text:p>
      <text:p text:style-name="P29"><text:span text:style-name="T44">}</text:span></text:p>
      <text:p text:style-name="P23">//console.log(a + b); </text:p>
      <text:p text:style-name="P23">//<text:span text:style-name="T43">if we uncomment above part it will throw an error</text:span></text:p>
      <text:p text:style-name="P29"><text:span text:style-name="T44">console.log(c); //</text:span><text:span text:style-name="T45">Output: 3</text:span></text:p>
      <text:p text:style-name="P21"/>
      <text:p text:style-name="P21">//<text:span text:style-name="T12">ES5</text:span></text:p>
      <text:p text:style-name="P21">(function() {</text:p>
      <text:p text:style-name="P60">var c = 3;</text:p>
      <text:p text:style-name="P29"><text:span text:style-name="T44">})();</text:span></text:p>
      <text:p text:style-name="P21">console.log(c);</text:p>
      <text:p text:style-name="P21"/>
      <text:p text:style-name="P22">/*<text:span text:style-name="T43">This code throws an error as the variable inside IIFEs can not be accessed outside of the scope*/</text:span></text:p>
      <text:p text:style-name="P53"><text:span text:style-name="T37">Lec</text:span><text:span text:style-name="T38">ture</text:span><text:span text:style-name="T37"> </text:span><text:span text:style-name="T39">3</text:span><text:span text:style-name="T37">: </text:span><text:span text:style-name="T6">Strings</text:span></text:p>
      <text:p text:style-name="P5"><text:span text:style-name="T8"/></text:p>
      <text:p text:style-name="P13">In ES5, <text:span text:style-name="T47">String concatenation is done using ‘</text:span><text:span text:style-name="T14">+</text:span><text:span text:style-name="T47">’ operator which is quite confusing and forgetting a ‘</text:span><text:span text:style-name="T14">+</text:span><text:span text:style-name="T47">’ is common. So ES6 comes with a handy feature that is known as ‘</text:span><text:span text:style-name="T14">String Literals’. </text:span><text:span text:style-name="T48"><text:s/>To use this we have to use </text:span><text:span text:style-name="T15">backticks</text:span><text:span text:style-name="T48"> ( </text:span><text:span text:style-name="T15">`</text:span><text:span text:style-name="T48"> ) instead of single or double quotes. Literals are defined by ${something-to-print}. Let’s see how to use that by comparing ES5 way and ES6 way. </text:span></text:p>
      <text:p text:style-name="P12"/>
      <text:p text:style-name="P24">let firstName = 'John';</text:p>
      <text:p text:style-name="P26">let lastName = 'Smith';</text:p>
      <text:p text:style-name="P30"><text:span text:style-name="T46">const yearOfBirth = 1990;</text:span></text:p>
      <text:p text:style-name="P30"><text:span text:style-name="T46"/></text:p>
      <text:p text:style-name="P26">function calcAge(year) {</text:p>
      <text:p text:style-name="P26">return 2016 - year;</text:p>
      <text:p text:style-name="P30"><text:span text:style-name="T46">}</text:span></text:p>
      <text:p text:style-name="P30"><text:span text:style-name="T46"/></text:p>
      <text:p text:style-name="P26">//<text:span text:style-name="T12">ES5</text:span></text:p>
      <text:p text:style-name="P30"><text:span text:style-name="T46">console.log('This is ' + firstName + ' ' + lastName + '. He was born in ' + yearOfBirth + '. Today, he is ' + calcAge(yearOfBirth) + ' years old.');</text:span></text:p>
      <text:p text:style-name="P30"><text:span text:style-name="T46"/></text:p>
      <text:p text:style-name="P26">//<text:span text:style-name="T12">ES6</text:span></text:p>
      <text:p text:style-name="P26">console.log(`This is ${firstName} ${lastName}. He was born in ${yearOfBirth}. Today, he is ${calcAge(yearOfBirth)} years old.`);</text:p>
      <text:p text:style-name="P21"/>
      <text:p text:style-name="P14"><text:span text:style-name="T49">Not only this, </text:span><text:span text:style-name="T50">E</text:span><text:span text:style-name="T49">S6 also introduces some new functions and properties for string types. <text:s/></text:span><text:span text:style-name="T51">We will see this by an example.</text:span></text:p>
      <text:p text:style-name="P14"><text:span text:style-name="T51"/></text:p>
      <text:p text:style-name="P25">let firstName = 'John';</text:p>
      <text:p text:style-name="P28"><text:span text:style-name="T51">let lastName = 'Smith';</text:span></text:p>
      <text:p text:style-name="P27"><text:span text:style-name="T53">const n = `${firstName} ${lastName}`;</text:span></text:p>
      <text:p text:style-name="P26">console.log(n.startsWith('j')); //<text:span text:style-name="T52">false</text:span></text:p>
      <text:p text:style-name="P26">console.log(n.endsWith('Sm')); //<text:span text:style-name="T52">false</text:span></text:p>
      <text:p text:style-name="P26">console.log(n.includes('oh')); //<text:span text:style-name="T52">true</text:span></text:p>
      <text:p text:style-name="P26">console.log(`${firstName} `.repeat(<text:span text:style-name="T52">3</text:span>)); //<text:span text:style-name="T52">John John John</text:span></text:p>
      <text:p text:style-name="P14"><text:span text:style-name="T51"/></text:p>
      <text:list xml:id="list1054274766" text:style-name="L2">
        <text:list-item>
          <text:p text:style-name="P15"><text:span text:style-name="T17">startsWith()</text:span><text:span text:style-name="T49">: Returns true if string starts with the argument passed otherwise false.</text:span></text:p>
        </text:list-item>
        <text:list-item>
          <text:p text:style-name="P15"><text:span text:style-name="T17">endsWith()</text:span><text:span text:style-name="T49">: Returns true if string ends with the argument passed otherwise false.</text:span></text:p>
        </text:list-item>
        <text:list-item>
          <text:p text:style-name="P15"><text:span text:style-name="T17">includes()</text:span><text:span text:style-name="T49">: Returns true if string contains the argument passed otherwise false.</text:span></text:p>
        </text:list-item>
        <text:list-item>
          <text:p text:style-name="P15"><text:span text:style-name="T17">repeat()</text:span><text:span text:style-name="T49">: Returns the caller string no of times in the argument.</text:span></text:p>
          <text:p text:style-name="P54"><text:span text:style-name="T37">Lec</text:span><text:span text:style-name="T38">ture</text:span><text:span text:style-name="T37"> </text:span><text:span text:style-name="T40">4</text:span><text:span text:style-name="T37">: </text:span><text:span text:style-name="T7">Arrow Functions</text:span></text:p>
        </text:list-item>
      </text:list>
      <text:p text:style-name="P16"><text:span text:style-name="T9"/></text:p>
      <text:p text:style-name="P16"><text:span text:style-name="T9">A</text:span><text:span text:style-name="T10">rrow functions are shorter version of function with some major changes. Which we will see by examples.</text:span></text:p>
      <text:p text:style-name="P16"><text:span text:style-name="T10"/></text:p>
      <text:p text:style-name="P1"><text:span text:style-name="T11">const years = [1990, 1965, 1982, 1937];</text:span></text:p>
      <text:p text:style-name="P19"/>
      <text:p text:style-name="P42">//<text:span text:style-name="T12">ES5</text:span></text:p>
      <text:p text:style-name="P42">var ages5 = years.map(function(el) {</text:p>
      <text:p text:style-name="P42"><text:tab/>return 2016 - el;</text:p>
      <text:p text:style-name="P42">});</text:p>
      <text:p text:style-name="P42">console.log(ages5);</text:p>
      <text:p text:style-name="P59"/>
      <text:p text:style-name="P42">//<text:span text:style-name="T12">ES6</text:span></text:p>
      <text:p text:style-name="P42">let ages6 = years.map(el =&gt; 2016 - el);</text:p>
      <text:p text:style-name="P42">console.log(ages6);</text:p>
      <text:p text:style-name="P42"/>
      <text:p text:style-name="P42">//<text:span text:style-name="T16">Some more examples</text:span></text:p>
      <text:p text:style-name="P44"/>
      <text:p text:style-name="P42">ages6 = years.map((el, index) =&gt; `Age element ${index + 1}: ${2016 - el}.`);</text:p>
      <text:p text:style-name="P42">console.log(ages6);</text:p>
      <text:p text:style-name="P44"/>
      <text:p text:style-name="P42">ages6 = years.map((el, index) =&gt; {</text:p>
      <text:p text:style-name="P61">const now = new Date().getFullYear();</text:p>
      <text:p text:style-name="P61">const age = now - el;</text:p>
      <text:p text:style-name="P61">return `Age element ${index + 1}: ${age}.`</text:p>
      <text:p text:style-name="P42">});</text:p>
      <text:p text:style-name="P42">console.log(ages6);</text:p>
      <text:p text:style-name="P43"/>
      <text:p text:style-name="P43"/>
      <text:p text:style-name="P31"><text:span text:style-name="T18">The </text:span><text:span text:style-name="T19">this </text:span><text:span text:style-name="T18">keyword works differently in arrow functions let us understand by an example.</text:span></text:p>
      <text:p text:style-name="P31"><text:span text:style-name="T18"/></text:p>
      <text:p text:style-name="P43">//<text:span text:style-name="T12">ES5</text:span></text:p>
      <text:p text:style-name="P42">var box5 = {</text:p>
      <text:p text:style-name="P61">color: 'green',</text:p>
      <text:p text:style-name="P61">position: 1,</text:p>
      <text:p text:style-name="P61">clickMe: function() {</text:p>
      <text:p text:style-name="P62">var self = this; </text:p>
      <text:p text:style-name="P62">document.querySelector('.green').addEventListener('click', function() {</text:p>
      <text:p text:style-name="P63">var str = 'This is box number ' + self.position + ' and it is ' + self.color;</text:p>
      <text:p text:style-name="P63">alert(str);</text:p>
      <text:p text:style-name="P62">});</text:p>
      <text:p text:style-name="P61">}</text:p>
      <text:p text:style-name="P42">}</text:p>
      <text:p text:style-name="P42">box5.clickMe();</text:p>
      <text:p text:style-name="P44"><text:span text:style-name="T1"/></text:p>
      <text:p text:style-name="P56"><text:span text:style-name="T1">//</text:span><text:span text:style-name="T12">ES6</text:span></text:p>
      <text:p text:style-name="P42">const box6 = {</text:p>
      <text:p text:style-name="P61">color: 'green',</text:p>
      <text:p text:style-name="P61">position: 1,</text:p>
      <text:p text:style-name="P61">clickMe: function() {</text:p>
      <text:p text:style-name="P62">document.querySelector('.green').addEventListener('click', () =&gt; {</text:p>
      <text:p text:style-name="P63">var str = <text:span text:style-name="T54">`</text:span>This is box number <text:span text:style-name="T54">${</text:span>this.position<text:span text:style-name="T54">}</text:span> and it is <text:s/><text:span text:style-name="T54">${</text:span>this.color<text:span text:style-name="T54">}`</text:span>;</text:p>
      <text:p text:style-name="P63">alert(str);</text:p>
      <text:p text:style-name="P62">});</text:p>
      <text:p text:style-name="P61">}</text:p>
      <text:p text:style-name="P42">}</text:p>
      <text:p text:style-name="P42">box6.clickMe();</text:p>
      <text:p text:style-name="P31"><text:span text:style-name="T18"/></text:p>
      <text:p text:style-name="P32"><text:span text:style-name="T18">T</text:span><text:span text:style-name="T21">here is a clear difference between the ES5 and ES6 version, As in ES5 you can not access the other properties like color and position by using </text:span><text:span text:style-name="T20">this</text:span><text:span text:style-name="T21"> keyword in callback function of event-listener </text:span><text:span text:style-name="T22">that is why we store the this instance in self variable</text:span><text:span text:style-name="T21"> where in ES6 it can be accessed via </text:span><text:span text:style-name="T20">this</text:span><text:span text:style-name="T21"> keyword </text:span><text:span text:style-name="T22">which is a major advantage</text:span><text:span text:style-name="T21">. </text:span></text:p>
      <text:list xml:id="list53810997100347" text:continue-numbering="true" text:style-name="L2">
        <text:list-header>
          <text:p text:style-name="P57"><text:span text:style-name="T23">Lec</text:span><text:span text:style-name="T24">ture</text:span><text:span text:style-name="T23"> </text:span><text:span text:style-name="T25">4</text:span><text:span text:style-name="T23">: </text:span><text:span text:style-name="T29">Arrays</text:span></text:p>
        </text:list-header>
      </text:list>
      <text:p text:style-name="P33"><text:span text:style-name="T22"/></text:p>
      <text:p text:style-name="P33"><text:span text:style-name="T18">In ES6 there are new features are implemented to making it more convenient. There are major two things first is the </text:span><text:span text:style-name="T19">from()</text:span><text:span text:style-name="T18"> method for creating array from any other linear structures for example: nodelists. Another major feature is introduction of </text:span><text:span text:style-name="T19">for..of </text:span><text:span text:style-name="T18">loop which we will see by an example. The examples are given below.</text:span></text:p>
      <text:p text:style-name="P33"><text:span text:style-name="T18"/></text:p>
      <text:p text:style-name="P45">const boxes = document.querySelectorAll('.box');</text:p>
      <text:p text:style-name="P50"><text:span text:style-name="T1"/></text:p>
      <text:p text:style-name="P50"><text:span text:style-name="T1">//</text:span><text:span text:style-name="T12">ES5</text:span></text:p>
      <text:p text:style-name="P48">var boxesArr5 = Array.prototype.slice.call(boxes);</text:p>
      <text:p text:style-name="P48">boxesArr5.forEach(function(cur) {</text:p>
      <text:p text:style-name="P48"><text:tab/>cur.style.backgroundColor = 'dodgerblue';</text:p>
      <text:p text:style-name="P48">});</text:p>
      <text:p text:style-name="P50"><text:span text:style-name="T1"/></text:p>
      <text:p text:style-name="P50"><text:span text:style-name="T1">//</text:span><text:span text:style-name="T12">ES6</text:span></text:p>
      <text:p text:style-name="P48">const boxesArr6 = Array.from(boxes);</text:p>
      <text:p text:style-name="P49">boxesArr6.forEach(cur =&gt; cur.style.backgroundColor = 'dodgerblue');</text:p>
      <text:p text:style-name="P45"/>
      <text:p text:style-name="P34"><text:span text:style-name="T18"/></text:p>
      <text:p text:style-name="P35"><text:span text:style-name="T18">In above example in ES5 there is no predefined function for creation of array so we have to use the slice method and call it with the var we want to make array of. In ES6 there is </text:span><text:span text:style-name="T19">from()</text:span><text:span text:style-name="T18"> method of Array object which directly converts any linear list to an Array which is more convenient as compared to ES5.</text:span></text:p>
      <text:p text:style-name="P35"><text:span text:style-name="T18"/></text:p>
      <text:p text:style-name="P46">//<text:span text:style-name="T12">ES5</text:span></text:p>
      <text:p text:style-name="P48">for(var i = 0; i &lt; boxesArr5.length; i++) {</text:p>
      <text:p text:style-name="P48"><text:tab/>if(boxesArr5[i].className === 'box blue') {</text:p>
      <text:p text:style-name="P48"><text:tab/><text:tab/>continue;</text:p>
      <text:p text:style-name="P48"><text:tab/>}</text:p>
      <text:p text:style-name="P48"><text:tab/>boxesArr5[i].textContent = 'I changed to blue!';</text:p>
      <text:p text:style-name="P48">}</text:p>
      <text:p text:style-name="P50"><text:span text:style-name="T1"/></text:p>
      <text:p text:style-name="P50"><text:span text:style-name="T1">//</text:span><text:span text:style-name="T12">ES6</text:span></text:p>
      <text:p text:style-name="P48">for (const cur of boxesArr6) {</text:p>
      <text:p text:style-name="P48"><text:tab/>if (cur.className.includes('blue')) {</text:p>
      <text:p text:style-name="P48"><text:tab/><text:tab/>continue;</text:p>
      <text:p text:style-name="P48"><text:tab/>}</text:p>
      <text:p text:style-name="P48"><text:tab/>cur.textContent = 'I changed to blue!';</text:p>
      <text:p text:style-name="P48">}</text:p>
      <text:p text:style-name="P35"><text:span text:style-name="T18"/></text:p>
      <text:p text:style-name="P35"><text:span text:style-name="T18">In map() and forEach() methods or loops we can not use the continue and break statements. So to use that in ES5 we have to use for loop. In ES6 we can do that by using </text:span><text:span text:style-name="T19">for..of </text:span><text:span text:style-name="T18">loop, which is pretty easy.</text:span></text:p>
      <text:p text:style-name="P35"><text:span text:style-name="T18"/></text:p>
      <text:p text:style-name="P36"><text:span text:style-name="T18">There are other features as well which will can make our code more readable and short. Methods like </text:span><text:span text:style-name="T19">findIndex()</text:span><text:span text:style-name="T18"> and </text:span><text:span text:style-name="T19">find() </text:span><text:span text:style-name="T18"><text:s/>are one of them. The examples are shown below.</text:span></text:p>
      <text:p text:style-name="P46"><text:soft-page-break/>//<text:span text:style-name="T12">ES5</text:span></text:p>
      <text:p text:style-name="P48">var ages = [12, 17, 8, 21, 14, 11];</text:p>
      <text:p text:style-name="P50"><text:span text:style-name="T1"/></text:p>
      <text:p text:style-name="P50"><text:span text:style-name="T1">var full = ages.map(function(cur) {</text:span></text:p>
      <text:p text:style-name="P48"><text:tab/>return cur &gt;= 18;</text:p>
      <text:p text:style-name="P48">});</text:p>
      <text:p text:style-name="P48">console.log(full);</text:p>
      <text:p text:style-name="P50"><text:span text:style-name="T1"/></text:p>
      <text:p text:style-name="P50"><text:span text:style-name="T1">console.log(full.indexOf(true));</text:span></text:p>
      <text:p text:style-name="P48">console.log(ages[full.indexOf(true)]);</text:p>
      <text:p text:style-name="P50"><text:span text:style-name="T1"/></text:p>
      <text:p text:style-name="P50"><text:span text:style-name="T1">//</text:span><text:span text:style-name="T12">ES6</text:span></text:p>
      <text:p text:style-name="P48">console.log(ages.findIndex(cur =&gt; cur &gt;= 18));</text:p>
      <text:p text:style-name="P48">console.log(ages.find(cur =&gt; cur &gt;= 18));</text:p>
      <text:p text:style-name="P35"><text:span text:style-name="T18"/></text:p>
      <text:p text:style-name="P35"><text:span text:style-name="T18"/></text:p>
      <text:list xml:id="list2365036538" text:style-name="L3">
        <text:list-item>
          <text:p text:style-name="P40"><text:span text:style-name="T18">find(): </text:span><text:span text:style-name="T32">finds an element accepts a callback function as an argument.</text:span></text:p>
        </text:list-item>
        <text:list-item>
          <text:p text:style-name="P41"><text:span text:style-name="T31">findIndex(): </text:span><text:span text:style-name="T33">finds an index of the element. Accepts a callback function as an argument.</text:span></text:p>
          <text:p text:style-name="P58"><text:span text:style-name="T26">Lec</text:span><text:span text:style-name="T27">ture</text:span><text:span text:style-name="T26"> </text:span><text:span text:style-name="T28">4</text:span><text:span text:style-name="T26">: </text:span><text:span text:style-name="T30">Spread Operator</text:span></text:p>
        </text:list-item>
      </text:list>
      <text:p text:style-name="P37"><text:span text:style-name="T18"/></text:p>
      <text:p text:style-name="P38"><text:span text:style-name="T18">ES6 introduced a very cool operator which can be used to expand the elements of the array without using any loop or methods. </text:span><text:span text:style-name="T34">It is a unary operator and the syntax is </text:span></text:p>
      <text:p text:style-name="P38"><text:span text:style-name="T34">... [arrayname].</text:span></text:p>
      <text:p text:style-name="P38"><text:span text:style-name="T34"/></text:p>
      <text:p text:style-name="P39"><text:span text:style-name="T34">T</text:span><text:span text:style-name="T18">he example is as follows.</text:span></text:p>
      <text:p text:style-name="P38"><text:span text:style-name="T34"/></text:p>
      <text:p text:style-name="P47"><text:span text:style-name="T55">function addFourAges (a, b, c, d) {</text:span></text:p>
      <text:p text:style-name="P48"><text:tab/>return a + b + c + d;</text:p>
      <text:p text:style-name="P48">}</text:p>
      <text:p text:style-name="P50"/>
      <text:p text:style-name="P48">var sum1 = addFourAges(18, 30, 12, 21);</text:p>
      <text:p text:style-name="P48">console.log(sum1);</text:p>
      <text:p text:style-name="P50"/>
      <text:p text:style-name="P48">//ES5</text:p>
      <text:p text:style-name="P48">var ages = [18, 30, 12, 21];</text:p>
      <text:p text:style-name="P48">var sum2 = addFourAges.apply(null, ages);</text:p>
      <text:p text:style-name="P48">console.log(sum2);</text:p>
      <text:p text:style-name="P50"/>
      <text:p text:style-name="P48">//ES6</text:p>
      <text:p text:style-name="P48">const sum3 = addFourAges(...ages);</text:p>
      <text:p text:style-name="P48">console.log(sum3);</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Code" svg:font-family="'Fira Code'"/>
    <style:font-face style:name="apple-system" svg:font-family="apple-system, BlinkMacSystemFont, 'Segoe WPC', 'Segoe UI', HelveticaNeue-Light, Ubuntu, 'Droid Sans', sans-serif"/>
    <style:font-face style:name="FreeSans1" svg:font-family="FreeSans" style:font-family-generic="swiss"/>
    <style:font-face style:name="Fira Code2" svg:font-family="'Fira Code'" style:font-pitch="fixed"/>
    <style:font-face style:name="Fira Code1" svg:font-family="'Fira Code'" style:font-adornments="Ligh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01:20:55.866631559</meta:creation-date>
    <dc:date>2018-06-28T05:38:08.840697073</dc:date>
    <meta:editing-duration>PT1M19S</meta:editing-duration>
    <meta:editing-cycles>1</meta:editing-cycles>
    <meta:document-statistic meta:table-count="0" meta:image-count="0" meta:object-count="0" meta:page-count="10" meta:paragraph-count="203" meta:word-count="1289" meta:character-count="7793" meta:non-whitespace-character-count="6606"/>
    <meta:generator>LibreOffice/6.0.4.2$Linux_X86_64 LibreOffice_project/9b0d9b32d5dcda91d2f1a96dc04c645c450872bf</meta:generator>
  </office:meta>
</office:document-meta>
</file>